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f9d" officeooo:paragraph-rsid="00013f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 </text:p>
      <text:p text:style-name="P1"/>
      <text:p text:style-name="P1">1. Que componente permite conexión con otro equipo</text:p>
      <text:p text:style-name="P1"/>
      <text:p text:style-name="P1">Solución Tarjeta de red</text:p>
      <text:p text:style-name="P1"/>
      <text:p text:style-name="P1">2. Que alojan los racks en su interiror?</text:p>
      <text:p text:style-name="P1"/>
      <text:p text:style-name="P1">Solución alojan paneles de parcheo, al electronica de red, elmentos de suministro electrico y otros accesorios</text:p>
      <text:p text:style-name="P1"/>
      <text:p text:style-name="P1">3. Para que se usan los latiguillos?</text:p>
      <text:p text:style-name="P1"/>
      <text:p text:style-name="P1">Solución Conectar al equipo a la TO, derivar la conexion desde el panel de parcheo a otros elementos de red.</text:p>
      <text:p text:style-name="P1"/>
      <text:p text:style-name="P1">4. <text:s/>Qué capa del modelo OSI representa eñ repetidor?</text:p>
      <text:p text:style-name="P1"/>
      <text:p text:style-name="P1">Solución Capa 1</text:p>
      <text:p text:style-name="P1"/>
      <text:p text:style-name="P1">5. <text:s/>Que tres tipos hay de hubs y switch</text:p>
      <text:p text:style-name="P1"/>
      <text:p text:style-name="P1">Solución En cascada, tradicional y alta velocidad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2-21T13:58:52.522000000</dc:date>
    <meta:editing-duration>PT6M54S</meta:editing-duration>
    <meta:editing-cycles>1</meta:editing-cycles>
    <meta:document-statistic meta:table-count="0" meta:image-count="0" meta:object-count="0" meta:page-count="1" meta:paragraph-count="11" meta:word-count="92" meta:character-count="534" meta:non-whitespace-character-count="449"/>
  </office:meta>
</office:document-meta>
</file>